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StateImpl.setClientWidth( int client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tateImpl.getClien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tateImpl.getClient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StateImpl.setClientHeight( int client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